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 - руководство по обучению</text:p>
      <text:p text:style-name="P1">ChatGPT</text:p>
      <text:p text:style-name="P2">ChatGPT</text:p>
      <text:p text:style-name="P9">Конечно, вот общее руководство для изучения HTML:</text:p>
      <text:h text:style-name="P16" text:outline-level="3">1. Основы HTML:</text:h>
      <text:list xml:id="list8441983092718601203" text:style-name="L1">
        <text:list-item>
          <text:p text:style-name="P3"><text:span text:style-name="Strong_20_Emphasis">Изучите структуру HTML:</text:span> Начните с понимания базовой структуры HTML-документа: теги <text:span text:style-name="Source_20_Text">&lt;html&gt;</text:span>, <text:span text:style-name="Source_20_Text">&lt;head&gt;</text:span>, <text:span text:style-name="Source_20_Text">&lt;title&gt;</text:span>, <text:span text:style-name="Source_20_Text">&lt;body&gt;</text:span>.</text:p>
        </text:list-item>
        <text:list-item>
          <text:p text:style-name="P3"><text:span text:style-name="Strong_20_Emphasis">Теги и элементы:</text:span> Познакомьтесь с основными тегами и элементами HTML, такими как <text:span text:style-name="Source_20_Text">&lt;h1&gt;</text:span>-<text:span text:style-name="Source_20_Text">&lt;h6&gt;</text:span>, <text:span text:style-name="Source_20_Text">&lt;p&gt;</text:span>, <text:span text:style-name="Source_20_Text">&lt;a&gt;</text:span>, <text:span text:style-name="Source_20_Text">&lt;img&gt;</text:span>, <text:span text:style-name="Source_20_Text">&lt;ul&gt;</text:span>, <text:span text:style-name="Source_20_Text">&lt;ol&gt;</text:span>, <text:span text:style-name="Source_20_Text">&lt;li&gt;</text:span>, <text:span text:style-name="Source_20_Text">&lt;table&gt;</text:span>, <text:span text:style-name="Source_20_Text">&lt;form&gt;</text:span>.</text:p>
        </text:list-item>
        <text:list-item>
          <text:p text:style-name="P3"><text:span text:style-name="Strong_20_Emphasis">Разметка текста:</text:span> Изучите теги для форматирования текста: <text:span text:style-name="Source_20_Text">&lt;strong&gt;</text:span>, <text:span text:style-name="Source_20_Text">&lt;em&gt;</text:span>, <text:span text:style-name="Source_20_Text">&lt;b&gt;</text:span>, <text:span text:style-name="Source_20_Text">&lt;i&gt;</text:span> и другие.</text:p>
        </text:list-item>
        <text:list-item>
          <text:p text:style-name="P10"><text:span text:style-name="Strong_20_Emphasis">Ссылки и изображения:</text:span> Узнайте, как создавать гиперссылки с помощью <text:span text:style-name="Source_20_Text">&lt;a&gt;</text:span> и вставлять изображения с помощью <text:span text:style-name="Source_20_Text">&lt;img&gt;</text:span>.</text:p>
        </text:list-item>
      </text:list>
      <text:h text:style-name="P16" text:outline-level="3">2. Расширенные возможности HTML:</text:h>
      <text:list xml:id="list1998549453796045871" text:style-name="L2">
        <text:list-item>
          <text:p text:style-name="P4"><text:span text:style-name="Strong_20_Emphasis">Семантическая разметка:</text:span> Изучите семантические теги, такие как <text:span text:style-name="Source_20_Text">&lt;header&gt;</text:span>, <text:span text:style-name="Source_20_Text">&lt;nav&gt;</text:span>, <text:span text:style-name="Source_20_Text">&lt;section&gt;</text:span>, <text:span text:style-name="Source_20_Text">&lt;article&gt;</text:span>, <text:span text:style-name="Source_20_Text">&lt;footer&gt;</text:span>. Они придают структуру и смысл странице.</text:p>
        </text:list-item>
        <text:list-item>
          <text:p text:style-name="P4"><text:span text:style-name="Strong_20_Emphasis">Таблицы и формы:</text:span> Подробнее изучите создание таблиц с помощью тегов <text:span text:style-name="Source_20_Text">&lt;table&gt;</text:span>, <text:span text:style-name="Source_20_Text">&lt;tr&gt;</text:span>, <text:span text:style-name="Source_20_Text">&lt;td&gt;</text:span>, а также формы с элементами <text:span text:style-name="Source_20_Text">&lt;form&gt;</text:span>, <text:span text:style-name="Source_20_Text">&lt;input&gt;</text:span>, <text:span text:style-name="Source_20_Text">&lt;textarea&gt;</text:span>, <text:span text:style-name="Source_20_Text">&lt;select&gt;</text:span>.</text:p>
        </text:list-item>
        <text:list-item>
          <text:p text:style-name="P11"><text:span text:style-name="Strong_20_Emphasis">Мультимедиа:</text:span> Познакомьтесь с тегами <text:span text:style-name="Source_20_Text">&lt;audio&gt;</text:span> и <text:span text:style-name="Source_20_Text">&lt;video&gt;</text:span>, которые позволяют встраивать аудио и видео контент на страницу.</text:p>
        </text:list-item>
      </text:list>
      <text:h text:style-name="P16" text:outline-level="3">3. Применение CSS с HTML:</text:h>
      <text:list xml:id="list6734263169985058390" text:style-name="L3">
        <text:list-item>
          <text:p text:style-name="P5"><text:span text:style-name="Strong_20_Emphasis">Основы CSS:</text:span> Понимание простых стилей и их применение к HTML элементам.</text:p>
        </text:list-item>
        <text:list-item>
          <text:p text:style-name="P12"><text:span text:style-name="Strong_20_Emphasis">Использование внешних таблиц стилей:</text:span> Подключение CSS к HTML для изменения внешнего вида страницы.</text:p>
        </text:list-item>
      </text:list>
      <text:h text:style-name="P16" text:outline-level="3">4. Разработка веб-страниц:</text:h>
      <text:list xml:id="list6822847550503944622" text:style-name="L4">
        <text:list-item>
          <text:p text:style-name="P6"><text:span text:style-name="Strong_20_Emphasis">Практика и эксперименты:</text:span> Создание простых веб-страниц с использованием изученных тегов и стилей.</text:p>
        </text:list-item>
        <text:list-item>
          <text:p text:style-name="P13"><text:span text:style-name="Strong_20_Emphasis">Отладка и тестирование:</text:span> Изучите инструменты разработчика браузера для отладки HTML-кода.</text:p>
        </text:list-item>
      </text:list>
      <text:h text:style-name="P16" text:outline-level="3">5. Ресурсы для изучения:</text:h>
      <text:list xml:id="list6532323046059572548" text:style-name="L5">
        <text:list-item>
          <text:p text:style-name="P7"><text:span text:style-name="Strong_20_Emphasis">Онлайн курсы и учебники:</text:span> Используйте онлайн-ресурсы, такие как Codecademy, MDN Web Docs, W3Schools для практики и углубленного изучения.</text:p>
        </text:list-item>
        <text:list-item>
          <text:p text:style-name="P14"><text:span text:style-name="Strong_20_Emphasis">Участие в сообществах и форумах:</text:span> Присоединитесь к веб-разработческим сообществам для обсуждения и получения помощи от экспертов.</text:p>
        </text:list-item>
      </text:list>
      <text:h text:style-name="P16" text:outline-level="3"><text:soft-page-break/>6. Дальнейшее изучение и развитие:</text:h>
      <text:list xml:id="list5739171335937131789" text:style-name="L6">
        <text:list-item>
          <text:p text:style-name="P8"><text:span text:style-name="Strong_20_Emphasis">HTML5 и более новые возможности:</text:span> Углубите знания, изучая новые теги и функции, внедренные в HTML5.</text:p>
        </text:list-item>
        <text:list-item>
          <text:p text:style-name="P15"><text:span text:style-name="Strong_20_Emphasis">Адаптивный дизайн и доступность:</text:span> Расширьте знания, изучая принципы адаптивного дизайна и создания доступных для всех веб-страниц.</text:p>
        </text:list-item>
      </text:list>
      <text:p text:style-name="P9">Помните, что практика играет важную роль в изучении HTML. Создавайте много различных веб-страниц и экспериментируйте с разными элементами и стилями, чтобы лучше понять их функциональность и возможност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3T21:34:19.07</dc:date>
    <meta:document-statistic meta:table-count="0" meta:image-count="0" meta:object-count="0" meta:page-count="2" meta:paragraph-count="26" meta:word-count="311" meta:character-count="2188"/>
    <dc:creator>Dima Wide</dc:creator>
    <meta:user-defined meta:name="Info 1"/>
    <meta:user-defined meta:name="Info 2"/>
    <meta:user-defined meta:name="Info 3"/>
    <meta:user-defined meta:name="Info 4"/>
  </office:meta>
</office:document-meta>
</file>